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opacity="0%" draw:fill-color="#000000" draw:textarea-horizontal-align="justify" draw:textarea-vertical-align="middle" draw:auto-grow-height="false" fo:min-height="11.948cm" fo:min-width="16.162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0.524cm" fo:min-width="0.386cm" draw:shadow="hidden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576cm" svg:height="12.261cm" draw:transform="skewX (0.109606677025244) rotate (1.54897971114497) translate (-0.629cm 22.032cm)">
          <text:p/>
          <draw:enhanced-geometry svg:viewBox="0 0 21600 21600" draw:mirror-horizontal="true" draw:type="block-arc" draw:modifiers="-136.131392976566 9951.4254231054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872cm" svg:height="2.196cm" draw:transform="skewX (-0.00052359877559837) rotate (-2.37260058516109) translate (10.707cm 20.037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8:39:56.454637511</meta:creation-date>
    <dc:date>2021-06-14T08:39:53.257227158</dc:date>
    <meta:editing-duration>PT18M56S</meta:editing-duration>
    <meta:editing-cycles>9</meta:editing-cycles>
    <meta:generator>LibreOffice/6.4.7.2$Linux_X86_64 LibreOffice_project/40$Build-2</meta:generator>
    <meta:document-statistic meta:object-count="2"/>
  </office:meta>
</office:document-meta>
</file>